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12.2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93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change_request" table:style-name="ta1" table:print="false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yment table "created date" column add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yment mode default “RazorPay” updated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otes Shown timing chang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owser Favicon solu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moval condition authentication remov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TP template update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BA user creation [99999xxxxx]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Rank Mail Template change and integratio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E-Mail ID verification redirecti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ontent response filter for user vote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Home content response vote hiding for guest user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pprove and Remove content api response change [count]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mail_ID verification mail sending during upload conten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hange column timespent – changes done in SignIN <text:s/>API , Logout API 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lter change Artistic , Hof filter changes , Rank filter chang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rofiles get API Change request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PI response change request (HOF, ARTISTIC, RANK)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HOF , RANK, Artistic API change request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Efficient algorithm for home content loading.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nk calculation validation (null district, state )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chedule end_date change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HOF , RANK calculation timing change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HOF , RANK mail sent timing change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chedule end_date based validation change 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3" office:value-type="string">
            <text:p>Total</text:p>
          </table:table-cell>
          <table:table-cell table:style-name="ce3" office:value-type="string">
            <text:p>86hrs</text:p>
          </table:table-cell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g_fix" table:style-name="ta1" table:print="false"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>
            <text:p>S.No <text:s text:c="2"/></text:p>
          </table:table-cell>
          <table:table-cell table:style-name="ce1" office:value-type="string">
            <text:p>Work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rofile picture change issue fix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mbership &amp; Upload limit issue fi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ontent loading Algorithm fix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lock chain table issue fix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ent delete mail recipient changed from rejector to content user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il message update/fi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iked content retrieve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inner API timing fix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er getContent issue fi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User profile update issue fi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UP membership upload limit fi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pload limit mail negative issue fi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7">2020/03/17</text:date>, <text:time>12:2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9:45:54.51</meta:creation-date>
    <dc:date>2020-03-17T12:20:33.71</dc:date>
    <meta:editing-duration>PT1H13M34S</meta:editing-duration>
    <meta:editing-cycles>79</meta:editing-cycles>
    <meta:generator>OpenOffice/4.1.2$Win32 OpenOffice.org_project/412m3$Build-9782</meta:generator>
    <meta:document-statistic meta:table-count="2" meta:cell-count="78" meta:object-count="0"/>
  </office:meta>
</office:document-meta>
</file>